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, 'Noto Color Emoji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17cm" style:rel-column-width="65535*"/>
    </style:style>
    <style:style style:name="Table1.A1" style:family="table-cell">
      <style:table-cell-properties fo:padding="0.097cm" fo:border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17cm" style:rel-column-width="65535*"/>
    </style:style>
    <style:style style:name="Table2.A1" style:family="table-cell">
      <style:table-cell-properties fo:padding="0.097cm" fo:border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17cm" style:rel-column-width="65535*"/>
    </style:style>
    <style:style style:name="Table3.A1" style:family="table-cell">
      <style:table-cell-properties fo:padding="0.097cm" fo:border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17cm" style:rel-column-width="65535*"/>
    </style:style>
    <style:style style:name="Table4.A1" style:family="table-cell">
      <style:table-cell-properties fo:padding="0.097cm" fo:border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17cm" style:rel-column-width="65535*"/>
    </style:style>
    <style:style style:name="Table5.A1" style:family="table-cell">
      <style:table-cell-properties fo:padding="0.097cm" fo:border="0.05pt solid #000000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17cm" style:rel-column-width="65535*"/>
    </style:style>
    <style:style style:name="Table6.A1" style:family="table-cell">
      <style:table-cell-properties fo:padding="0.097cm" fo:border="0.05pt solid #000000"/>
    </style:style>
    <style:style style:name="Table7" style:family="table">
      <style:table-properties style:width="17cm" table:align="margins"/>
    </style:style>
    <style:style style:name="Table7.A" style:family="table-column">
      <style:table-column-properties style:column-width="17cm" style:rel-column-width="65535*"/>
    </style:style>
    <style:style style:name="Table7.A1" style:family="table-cell">
      <style:table-cell-properties fo:padding="0.097cm" fo:border="0.05pt solid #000000"/>
    </style:style>
    <style:style style:name="Table8" style:family="table">
      <style:table-properties style:width="17cm" table:align="margins"/>
    </style:style>
    <style:style style:name="Table8.A" style:family="table-column">
      <style:table-column-properties style:column-width="17cm" style:rel-column-width="65535*"/>
    </style:style>
    <style:style style:name="Table8.A1" style:family="table-cell">
      <style:table-cell-properties fo:padding="0.097cm" fo:border="0.05pt solid #000000"/>
    </style:style>
    <style:style style:name="Table9" style:family="table">
      <style:table-properties style:width="17cm" table:align="margins"/>
    </style:style>
    <style:style style:name="Table9.A" style:family="table-column">
      <style:table-column-properties style:column-width="17cm" style:rel-column-width="65535*"/>
    </style:style>
    <style:style style:name="Table9.A1" style:family="table-cell">
      <style:table-cell-properties fo:padding="0.097cm" fo:border="0.05pt solid #000000"/>
    </style:style>
    <style:style style:name="Table10" style:family="table">
      <style:table-properties style:width="17cm" table:align="margins"/>
    </style:style>
    <style:style style:name="Table10.A" style:family="table-column">
      <style:table-column-properties style:column-width="17cm" style:rel-column-width="65535*"/>
    </style:style>
    <style:style style:name="Table10.A1" style:family="table-cell">
      <style:table-cell-properties fo:padding="0.097cm" fo:border="0.05pt solid #000000"/>
    </style:style>
    <style:style style:name="P1" style:family="paragraph" style:parent-style-name="Standard">
      <style:paragraph-properties fo:line-height="115%"/>
      <style:text-properties officeooo:rsid="000f6397" officeooo:paragraph-rsid="000f6397"/>
    </style:style>
    <style:style style:name="P2" style:family="paragraph" style:parent-style-name="Standard">
      <style:paragraph-properties fo:line-height="150%"/>
      <style:text-properties fo:font-weight="bold" officeooo:rsid="000f6397" officeooo:paragraph-rsid="000f6397" style:font-weight-asian="bold" style:font-weight-complex="bold"/>
    </style:style>
    <style:style style:name="P3" style:family="paragraph" style:parent-style-name="Standard">
      <style:paragraph-properties style:line-height-at-least="0.503cm"/>
      <style:text-properties fo:color="#d4d4d4" style:font-name="Droid Sans Mono" fo:font-size="10.5pt" fo:font-weight="normal" officeooo:paragraph-rsid="000f6397" fo:background-color="transparent"/>
    </style:style>
    <style:style style:name="P4" style:family="paragraph" style:parent-style-name="Standard">
      <loext:graphic-properties draw:fill="none" draw:fill-color="#ffffff" draw:opacity="100%"/>
      <style:paragraph-properties fo:background-color="transparent"/>
      <style:text-properties fo:color="#608b4e" style:font-name="Droid Sans Mono" fo:font-size="10.5pt" fo:font-weight="normal" fo:background-color="#1e1e1e"/>
    </style:style>
    <style:style style:name="P5" style:family="paragraph" style:parent-style-name="Standard">
      <style:paragraph-properties style:line-height-at-least="0.503cm"/>
      <style:text-properties fo:color="#000000" style:font-name="Droid Sans Mono" fo:font-size="10.5pt" fo:font-weight="normal" fo:background-color="transparent"/>
    </style:style>
    <style:style style:name="P6" style:family="paragraph" style:parent-style-name="Standard">
      <style:paragraph-properties style:line-height-at-least="0.503cm"/>
      <style:text-properties fo:color="#000000" style:font-name="Droid Sans Mono" fo:font-size="10.5pt" fo:font-weight="normal" officeooo:paragraph-rsid="000f6397" fo:background-color="transparent"/>
    </style:style>
    <style:style style:name="P7" style:family="paragraph" style:parent-style-name="Standard">
      <style:paragraph-properties style:line-height-at-least="0.503cm"/>
      <style:text-properties fo:color="#000000" style:font-name="Droid Sans Mono" fo:font-size="10.5pt" fo:font-weight="normal" officeooo:paragraph-rsid="001247fc" fo:background-color="transparent"/>
    </style:style>
    <style:style style:name="P8" style:family="paragraph" style:parent-style-name="Standard">
      <style:paragraph-properties style:line-height-at-least="0.503cm"/>
      <style:text-properties fo:color="#000000" fo:background-color="transparent"/>
    </style:style>
    <style:style style:name="P9" style:family="paragraph" style:parent-style-name="Standard">
      <style:paragraph-properties style:line-height-at-least="0.503cm"/>
      <style:text-properties fo:color="#000000" officeooo:paragraph-rsid="001247fc" fo:background-color="transparent"/>
    </style:style>
    <style:style style:name="P10" style:family="paragraph" style:parent-style-name="Standard">
      <style:paragraph-properties style:line-height-at-least="0.503cm"/>
    </style:style>
    <style:style style:name="P11" style:family="paragraph" style:parent-style-name="Table_20_Contents">
      <style:text-properties fo:color="#000000" style:font-name="Droid Sans Mono" fo:font-size="10.5pt" fo:background-color="transparent"/>
    </style:style>
    <style:style style:name="P12" style:family="paragraph" style:parent-style-name="Standard">
      <style:paragraph-properties fo:line-height="150%"/>
      <style:text-properties style:text-underline-style="none" fo:font-weight="normal" officeooo:rsid="000f6397" officeooo:paragraph-rsid="000f6397" style:font-weight-asian="normal" style:font-weight-complex="normal"/>
    </style:style>
    <style:style style:name="P13" style:family="paragraph" style:parent-style-name="Standard">
      <style:paragraph-properties fo:line-height="150%"/>
      <style:text-properties style:text-underline-style="none" fo:font-weight="normal" officeooo:rsid="001119df" officeooo:paragraph-rsid="001119df" fo:background-color="transparent" style:font-weight-asian="normal" style:font-weight-complex="normal"/>
    </style:style>
    <style:style style:name="P14" style:family="paragraph" style:parent-style-name="Standard">
      <style:paragraph-properties fo:line-height="150%"/>
      <style:text-properties style:text-underline-style="none" fo:font-weight="normal" officeooo:rsid="00190d27" officeooo:paragraph-rsid="00190d27" fo:background-color="transparent" style:font-weight-asian="normal" style:font-weight-complex="normal"/>
    </style:style>
    <style:style style:name="P15" style:family="paragraph" style:parent-style-name="Standard">
      <style:paragraph-properties fo:line-height="150%"/>
      <style:text-properties style:text-underline-style="none" fo:font-weight="bold" officeooo:rsid="000f6397" officeooo:paragraph-rsid="000f6397" style:font-weight-asian="bold" style:font-weight-complex="bold"/>
    </style:style>
    <style:style style:name="P16" style:family="paragraph" style:parent-style-name="Standard">
      <style:paragraph-properties fo:line-height="150%"/>
      <style:text-properties style:text-underline-style="none" fo:font-weight="bold" officeooo:rsid="000f6397" officeooo:paragraph-rsid="000f6397" fo:background-color="transparent" style:font-weight-asian="bold" style:font-weight-complex="bold"/>
    </style:style>
    <style:style style:name="P17" style:family="paragraph" style:parent-style-name="Standard">
      <style:paragraph-properties fo:line-height="150%"/>
      <style:text-properties style:text-underline-style="none" fo:font-weight="bold" officeooo:rsid="001119df" officeooo:paragraph-rsid="001119df" fo:background-color="transparent" style:font-weight-asian="bold" style:font-weight-complex="bold"/>
    </style:style>
    <style:style style:name="P18" style:family="paragraph" style:parent-style-name="Standard">
      <style:paragraph-properties fo:line-height="150%"/>
      <style:text-properties style:text-underline-style="none" fo:font-weight="bold" officeooo:rsid="00190d27" officeooo:paragraph-rsid="00190d27" fo:background-color="transparent" style:font-weight-asian="bold" style:font-weight-complex="bold"/>
    </style:style>
    <style:style style:name="P19" style:family="paragraph" style:parent-style-name="Standard">
      <style:paragraph-properties fo:line-height="150%"/>
      <style:text-properties fo:color="#000000" style:font-name="Droid Sans Mono" fo:font-size="10.5pt" style:text-underline-style="none" fo:font-weight="normal" officeooo:rsid="000f6397" officeooo:paragraph-rsid="000f6397" fo:background-color="transparent" style:font-weight-asian="normal" style:font-weight-complex="normal"/>
    </style:style>
    <style:style style:name="P20" style:family="paragraph" style:parent-style-name="Standard">
      <style:paragraph-properties fo:line-height="150%"/>
      <style:text-properties fo:color="#000000" style:font-name="Droid Sans Mono" fo:font-size="10.5pt" style:text-underline-style="none" fo:font-weight="normal" officeooo:rsid="001119df" officeooo:paragraph-rsid="001119df" fo:background-color="transparent" style:font-weight-asian="normal" style:font-weight-complex="normal"/>
    </style:style>
    <style:style style:name="P21" style:family="paragraph" style:parent-style-name="Standard">
      <style:paragraph-properties fo:line-height="150%"/>
      <style:text-properties fo:color="#000000" style:font-name="Droid Sans Mono" fo:font-size="10.5pt" style:text-underline-style="none" fo:font-weight="normal" officeooo:rsid="001247fc" officeooo:paragraph-rsid="001247fc" fo:background-color="transparent" style:font-weight-asian="normal" style:font-weight-complex="normal"/>
    </style:style>
    <style:style style:name="P22" style:family="paragraph" style:parent-style-name="Standard">
      <style:paragraph-properties fo:line-height="150%"/>
      <style:text-properties fo:color="#000000" style:font-name="Droid Sans Mono" fo:font-size="10.5pt" style:text-underline-style="none" fo:font-weight="normal" officeooo:rsid="00114224" officeooo:paragraph-rsid="001247fc" fo:background-color="transparent" style:font-weight-asian="bold" style:font-weight-complex="bold"/>
    </style:style>
    <style:style style:name="P23" style:family="paragraph" style:parent-style-name="Standard">
      <style:paragraph-properties fo:line-height="150%"/>
      <style:text-properties fo:color="#000000" style:font-name="Droid Sans Mono" fo:font-size="10.5pt" style:text-underline-style="none" fo:font-weight="bold" officeooo:rsid="00114224" officeooo:paragraph-rsid="00114224" fo:background-color="transparent" style:font-weight-asian="bold" style:font-weight-complex="bold"/>
    </style:style>
    <style:style style:name="P24" style:family="paragraph" style:parent-style-name="Standard">
      <style:paragraph-properties fo:line-height="150%"/>
      <style:text-properties fo:color="#000000" style:font-name="Droid Sans Mono" fo:font-size="10.5pt" style:text-underline-style="none" fo:font-weight="bold" officeooo:rsid="00114224" officeooo:paragraph-rsid="001247fc" fo:background-color="transparent" style:font-weight-asian="bold" style:font-weight-complex="bold"/>
    </style:style>
    <style:style style:name="P25" style:family="paragraph" style:parent-style-name="Standard">
      <style:paragraph-properties fo:line-height="150%"/>
      <style:text-properties fo:color="#000000" style:font-name="Droid Sans Mono" fo:font-size="10.5pt" style:text-underline-style="none" fo:font-weight="bold" officeooo:rsid="001247fc" officeooo:paragraph-rsid="001247fc" fo:background-color="transparent" style:font-weight-asian="bold" style:font-weight-complex="bold"/>
    </style:style>
    <style:style style:name="P26" style:family="paragraph" style:parent-style-name="Standard">
      <style:text-properties fo:color="#000000" style:font-name="Droid Sans Mono" fo:font-size="10.5pt" fo:font-weight="normal" fo:background-color="transparent"/>
    </style:style>
    <style:style style:name="P27" style:family="paragraph" style:parent-style-name="Standard">
      <style:paragraph-properties style:line-height-at-least="0.503cm"/>
      <style:text-properties fo:color="#000000" style:font-name="Droid Sans Mono" fo:font-size="10.5pt" fo:font-weight="normal" fo:background-color="transparent"/>
    </style:style>
    <style:style style:name="P28" style:family="paragraph" style:parent-style-name="Standard">
      <style:paragraph-properties style:line-height-at-least="0.503cm"/>
      <style:text-properties fo:color="#000000" fo:background-color="transparent"/>
    </style:style>
    <style:style style:name="P29" style:family="paragraph" style:parent-style-name="Standard">
      <style:paragraph-properties fo:line-height="150%"/>
      <style:text-properties fo:color="#000000" fo:font-size="12pt" style:text-underline-style="none" fo:font-weight="bold" officeooo:rsid="0019d7f1" officeooo:paragraph-rsid="0019d7f1" fo:background-color="transparent" style:font-weight-asian="bold" style:font-weight-complex="bold"/>
    </style:style>
    <style:style style:name="P30" style:family="paragraph" style:parent-style-name="Standard">
      <style:paragraph-properties fo:line-height="150%"/>
      <style:text-properties fo:color="#000000" fo:font-size="12pt" style:text-underline-style="none" fo:font-weight="normal" officeooo:rsid="0019d7f1" officeooo:paragraph-rsid="0019d7f1" fo:background-color="transparent" style:font-weight-asian="normal" style:font-weight-complex="normal"/>
    </style:style>
    <style:style style:name="P31" style:family="paragraph" style:parent-style-name="Standard">
      <style:paragraph-properties fo:line-height="150%"/>
      <style:text-properties fo:color="#d4d4d4" style:font-name="Droid Sans Mono" fo:font-size="10.5pt" style:text-underline-style="none" fo:font-weight="normal" officeooo:paragraph-rsid="000f6397" fo:background-color="transparent" style:font-weight-asian="normal" style:font-weight-complex="normal"/>
    </style:style>
    <style:style style:name="P32" style:family="paragraph" style:parent-style-name="Standard">
      <style:paragraph-properties style:line-height-at-least="0.503cm"/>
      <style:text-properties fo:color="#608b4e" style:font-name="Droid Sans Mono" fo:font-size="10.5pt" fo:font-weight="normal" fo:background-color="#1e1e1e"/>
    </style:style>
    <style:style style:name="P33" style:family="paragraph" style:parent-style-name="Standard">
      <style:paragraph-properties style:line-height-at-least="0.503cm"/>
      <style:text-properties fo:color="#ed1c24" style:font-name="Droid Sans Mono" fo:font-size="10.5pt" fo:font-weight="normal" fo:background-color="transparent"/>
    </style:style>
    <style:style style:name="P34" style:family="paragraph" style:parent-style-name="Standard">
      <style:paragraph-properties style:line-height-at-least="0.503cm"/>
      <style:text-properties fo:color="#ed1c24" style:font-name="Droid Sans Mono" fo:font-size="10.5pt" fo:font-weight="normal" officeooo:rsid="0019d7f1" officeooo:paragraph-rsid="0019d7f1" fo:background-color="transparent"/>
    </style:style>
    <style:style style:name="P35" style:family="paragraph" style:parent-style-name="Standard">
      <style:paragraph-properties style:line-height-at-least="0.503cm"/>
      <style:text-properties fo:color="#ed1c24" fo:background-color="transparent"/>
    </style:style>
    <style:style style:name="P36" style:family="paragraph" style:parent-style-name="Standard">
      <style:paragraph-properties fo:line-height="150%"/>
      <style:text-properties fo:color="#ed1c24" fo:font-size="16pt" style:text-underline-style="none" fo:font-weight="bold" officeooo:rsid="0019d7f1" officeooo:paragraph-rsid="0019d7f1" fo:background-color="transparent" style:font-weight-asian="bold" style:font-weight-complex="bold"/>
    </style:style>
    <style:style style:name="P37" style:family="paragraph" style:parent-style-name="Standard">
      <style:paragraph-properties fo:line-height="150%"/>
      <style:text-properties fo:color="#ed1c24" fo:font-size="18pt" style:text-underline-style="none" fo:font-weight="bold" officeooo:rsid="0019d7f1" officeooo:paragraph-rsid="0019d7f1" fo:background-color="transparent" style:font-weight-asian="bold" style:font-weight-complex="bold"/>
    </style:style>
    <style:style style:name="P38" style:family="paragraph" style:parent-style-name="Standard">
      <style:paragraph-properties fo:margin-top="0cm" fo:margin-bottom="0.499cm" loext:contextual-spacing="false" style:line-height-at-least="0.503cm"/>
      <style:text-properties fo:color="#000000" style:font-name="Droid Sans Mono" fo:font-size="10.5pt" fo:font-weight="normal" fo:background-color="transparent"/>
    </style:style>
    <style:style style:name="P39" style:family="paragraph" style:parent-style-name="Standard">
      <style:paragraph-properties fo:margin-top="0cm" fo:margin-bottom="0.499cm" loext:contextual-spacing="false" style:line-height-at-least="0.503cm"/>
      <style:text-properties fo:color="#000000" fo:background-color="transparent"/>
    </style:style>
    <style:style style:name="P40" style:family="paragraph" style:parent-style-name="Table_20_Contents">
      <style:text-properties fo:color="#ed1c24" fo:background-color="transparent"/>
    </style:style>
    <style:style style:name="P41" style:family="paragraph" style:parent-style-name="Table_20_Contents">
      <style:text-properties fo:color="#000000" fo:background-color="transparent"/>
    </style:style>
    <style:style style:name="P42" style:family="paragraph" style:parent-style-name="Table_20_Contents">
      <style:text-properties fo:color="#000000" fo:font-size="12pt" fo:background-color="transparent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style:text-underline-style="none"/>
    </style:style>
    <style:style style:name="T3" style:family="text">
      <style:text-properties style:text-underline-style="none" fo:font-weight="normal" style:font-weight-asian="normal" style:font-weight-complex="normal"/>
    </style:style>
    <style:style style:name="T4" style:family="text">
      <style:text-properties fo:color="#569cd6"/>
    </style:style>
    <style:style style:name="T5" style:family="text">
      <style:text-properties fo:color="#569cd6" style:font-name="Droid Sans Mono" fo:font-size="10.5pt" fo:font-weight="normal"/>
    </style:style>
    <style:style style:name="T6" style:family="text">
      <style:text-properties fo:color="#569cd6" style:font-name="Droid Sans Mono" fo:font-size="10.5pt" fo:font-weight="normal" fo:background-color="#1e1e1e" loext:char-shading-value="0"/>
    </style:style>
    <style:style style:name="T7" style:family="text">
      <style:text-properties fo:color="#9cdcfe"/>
    </style:style>
    <style:style style:name="T8" style:family="text">
      <style:text-properties fo:color="#dcdcaa"/>
    </style:style>
    <style:style style:name="T9" style:family="text">
      <style:text-properties fo:color="#ce9178"/>
    </style:style>
    <style:style style:name="T10" style:family="text">
      <style:text-properties fo:color="#4ec9b0"/>
    </style:style>
    <style:style style:name="T11" style:family="text">
      <style:text-properties fo:color="#4ec9b0" style:font-name="Droid Sans Mono" fo:font-size="10.5pt" fo:font-weight="normal"/>
    </style:style>
    <style:style style:name="T12" style:family="text">
      <style:text-properties fo:color="#4ec9b0" style:font-name="Droid Sans Mono" fo:font-size="10.5pt" fo:font-weight="normal" fo:background-color="#1e1e1e" loext:char-shading-value="0"/>
    </style:style>
    <style:style style:name="T13" style:family="text">
      <style:text-properties fo:color="#c586c0"/>
    </style:style>
    <style:style style:name="T14" style:family="text">
      <style:text-properties fo:color="#000000"/>
    </style:style>
    <style:style style:name="T15" style:family="text">
      <style:text-properties fo:color="#000000" fo:background-color="transparent" loext:char-shading-value="0"/>
    </style:style>
    <style:style style:name="T16" style:family="text">
      <style:text-properties fo:color="#608b4e"/>
    </style:style>
    <style:style style:name="T17" style:family="text">
      <style:text-properties fo:color="#d4d4d4" style:font-name="Droid Sans Mono" fo:font-size="10.5pt" fo:font-weight="normal"/>
    </style:style>
    <style:style style:name="T18" style:family="text">
      <style:text-properties fo:color="#d4d4d4" style:font-name="Droid Sans Mono" fo:font-size="10.5pt" fo:font-weight="normal" fo:background-color="#1e1e1e" loext:char-shading-value="0"/>
    </style:style>
    <style:style style:name="T19" style:family="text">
      <style:text-properties fo:color="#b5cea8"/>
    </style:style>
    <style:style style:name="T20" style:family="text">
      <style:text-properties fo:color="#ed1c24"/>
    </style:style>
    <style:style style:name="T21" style:family="text">
      <style:text-properties fo:color="#ed1c24" fo:background-color="transparent" loext:char-shading-value="0"/>
    </style:style>
    <style:style style:name="T22" style:family="text">
      <style:text-properties fo:color="#808080"/>
    </style:style>
    <style:style style:name="T23" style:family="text">
      <style:text-properties officeooo:rsid="001bcb3b"/>
    </style:style>
    <style:style style:name="T24" style:family="text">
      <style:text-properties style:font-name="Droid Sans Mono" fo:font-size="10.5pt" fo:font-weight="normal"/>
    </style:style>
    <style:style style:name="T25" style:family="text">
      <style:text-properties officeooo:rsid="001d4d7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<text:tab/><text:tab/><text:tab/><text:span text:style-name="T1">POSTGRESQL AND NODEJS</text:span></text:p>
      <text:p text:style-name="P12">First install the postgresql in your system and even to manage it by GUI you can intall “pgadmin”</text:p>
      <text:p text:style-name="P12">and make some setting it is easy.</text:p>
      <text:p text:style-name="P12">So basically pgadmin connect postgressql to GUI.</text:p>
      <text:p text:style-name="P12">And with the help of pgadmin interface you are able to perfom the operation on your database.</text:p>
      <text:p text:style-name="P12"/>
      <text:p text:style-name="P15">Now install pg dependencies from your node module the command is </text:p>
      <text:p text:style-name="P12">“sudo npm install pg –save”</text:p>
      <text:p text:style-name="P15">now create one js file to your database</text:p>
      <text:p text:style-name="P2"><text:span text:style-name="T2">like </text:span><text:span text:style-name="T3">“mypgcon.js”</text:span></text:p>
      <text:p text:style-name="P12">and write the code below-</text:p>
      <text:p text:style-name="P15">First Mthod -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19">// post_gress connection</text:p>
            <text:p text:style-name="P6">const{Pool} = require('pg');</text:p>
            <text:p text:style-name="P6">const pool = new Pool({</text:p>
            <text:p text:style-name="P6">user: 'admin',</text:p>
            <text:p text:style-name="P6">host: 'localhost',</text:p>
            <text:p text:style-name="P6">database: 'test_db',</text:p>
            <text:p text:style-name="P6">password: 'admin',</text:p>
            <text:p text:style-name="P6">port: 5432,</text:p>
            <text:p text:style-name="P6">});</text:p>
            <text:p text:style-name="P6">pool.connect()</text:p>
            <text:p text:style-name="P6">.then(() =&gt; {</text:p>
            <text:p text:style-name="P6">console.log("Postgress Database is connected");</text:p>
            <text:p text:style-name="P6">})</text:p>
            <text:p text:style-name="P6">module.exports = {</text:p>
            <text:p text:style-name="P6">query: (text, params, callback) =&gt; {</text:p>
            <text:p text:style-name="P6">return pool.query(text, params, callback)</text:p>
            <text:p text:style-name="P6">}</text:p>
            <text:p text:style-name="P6">}</text:p>
            <text:p text:style-name="P3"/>
          </table:table-cell>
        </table:table-row>
      </table:table>
      <text:p text:style-name="P31"/>
      <text:p text:style-name="P16">Second Method -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4">/<text:span text:style-name="T15">/ post_gress connection</text:span></text:p>
            <text:p text:style-name="P5">const{Client} = require('pg');</text:p>
            <text:p text:style-name="P5">const client = new Client({</text:p>
            <text:p text:style-name="P5">user: 'admin',</text:p>
            <text:p text:style-name="P5">host: 'localhost',</text:p>
            <text:p text:style-name="P5">database: 'test_db',</text:p>
            <text:p text:style-name="P5">password: 'admin',</text:p>
            <text:p text:style-name="P5">port: 5432,</text:p>
            <text:p text:style-name="P5">});</text:p>
            <text:p text:style-name="P5">client.connect()</text:p>
            <text:p text:style-name="P5">.then(() =&gt; {</text:p>
            <text:p text:style-name="P5">console.log("Postgress Database is connected");</text:p>
            <text:p text:style-name="P5"><text:soft-page-break/>})</text:p>
            <text:p text:style-name="P5">module.exports = {</text:p>
            <text:p text:style-name="P5">query: (text, params, callback) =&gt; {</text:p>
            <text:p text:style-name="P5">return client.query(text, params, callback)</text:p>
            <text:p text:style-name="P5">}</text:p>
            <text:p text:style-name="P5">}</text:p>
            <text:p text:style-name="P10"/>
          </table:table-cell>
        </table:table-row>
      </table:table>
      <text:p text:style-name="P16"/>
      <text:p text:style-name="P16"/>
      <text:p text:style-name="P17">Now You can use it in another module like </text:p>
      <text:p text:style-name="P20">const db = require('./lib/mypgcon');</text:p>
      <text:p text:style-name="P20"/>
      <text:p text:style-name="P20">now you will get one message in your console that you have connected with your database.</text:p>
      <text:p text:style-name="P20"/>
      <text:p text:style-name="P23">Now Create router to select all the data from the pgadmin</text:p>
      <text:p text:style-name="P23"/>
      <text:p text:style-name="P23">First Method :</text:p>
      <table:table table:name="Table3" table:style-name="Table3">
        <table:table-column table:style-name="Table3.A"/>
        <table:table-row>
          <table:table-cell table:style-name="Table3.A1" office:value-type="string">
            <text:p text:style-name="P22">// load the connection variable of the postgressql</text:p>
            <text:p text:style-name="P7">const db = require('../lib/mypgcon.js');</text:p>
            <text:p text:style-name="P7">module.exports = {</text:p>
            <text:p text:style-name="P7">pgselect:function(req, res){</text:p>
            <text:p text:style-name="P7">// res.send("response generated from the pgselect router");</text:p>
            <text:p text:style-name="P7">const query ={</text:p>
            <text:p text:style-name="P7">text: 'SELECT * from student.st_btech'</text:p>
            <text:p text:style-name="P9"/>
            <text:p text:style-name="P7">};</text:p>
            <text:p text:style-name="P7">db.query(query,function(err,result){</text:p>
            <text:p text:style-name="P7">if(err){</text:p>
            <text:p text:style-name="P7">console.log(err.stack)</text:p>
            <text:p text:style-name="P7">}</text:p>
            <text:p text:style-name="P7">else{</text:p>
            <text:p text:style-name="P7">res.send(result.rows);</text:p>
            <text:p text:style-name="P7">}</text:p>
            <text:p text:style-name="P7">})</text:p>
            <text:p text:style-name="P7">}</text:p>
            <text:p text:style-name="P7">}// end of main module</text:p>
            <text:p text:style-name="P24"/>
          </table:table-cell>
        </table:table-row>
      </table:table>
      <text:p text:style-name="P23"/>
      <text:p text:style-name="P25">Second Method :</text:p>
      <text:p text:style-name="P21">­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P26">// load the connection variable of the postgressql</text:p>
            <text:p text:style-name="P27">const db = require('../lib/mypgcon.js');</text:p>
            <text:p text:style-name="P27">module.exports = {</text:p>
            <text:p text:style-name="P27">pgselect:function(req, res){</text:p>
            <text:p text:style-name="P5"><text:soft-page-break/>// res.send("response generated from the pgselect router");</text:p>
            <text:p text:style-name="P5">const query ={</text:p>
            <text:p text:style-name="P5">text: 'SELECT * from student.st_btech'</text:p>
            <text:p text:style-name="P8"/>
            <text:p text:style-name="P5">};</text:p>
            <text:p text:style-name="P5">db.query(query)</text:p>
            <text:p text:style-name="P5">.then(res =&gt; console.log(res.rows))</text:p>
            <text:p text:style-name="P5">.catch(e =&gt; consol.error(e.stack))</text:p>
            <text:p text:style-name="P5">}</text:p>
            <text:p text:style-name="P5">}// end of main module</text:p>
            <text:p text:style-name="P11"/>
          </table:table-cell>
        </table:table-row>
      </table:table>
      <text:p text:style-name="P21"/>
      <text:p text:style-name="P13"/>
      <text:p text:style-name="P18">The Complete Code : (To work with Postgresql and Node js application)</text:p>
      <text:p text:style-name="P36">Backend-</text:p>
      <text:p text:style-name="P14">make connectino file and export the connection variable like I have made mypgcon.js file see the code below-</text:p>
      <text:p text:style-name="P18">“mypgcon.js”</text:p>
      <table:table table:name="Table5" table:style-name="Table5">
        <table:table-column table:style-name="Table5.A"/>
        <table:table-row>
          <table:table-cell table:style-name="Table5.A1" office:value-type="string">
            <text:p text:style-name="P32">/<text:span text:style-name="T21">/ post_gress connection</text:span></text:p>
            <text:p text:style-name="P33">const{Client} = require('pg');</text:p>
            <text:p text:style-name="P33">const client = new Client({</text:p>
            <text:p text:style-name="P33">user: 'admin',</text:p>
            <text:p text:style-name="P33">host: 'localhost',</text:p>
            <text:p text:style-name="P33">database: 'test_db',</text:p>
            <text:p text:style-name="P33">password: 'admin',</text:p>
            <text:p text:style-name="P33">port: 5432,</text:p>
            <text:p text:style-name="P33">});</text:p>
            <text:p text:style-name="P33">client.connect()</text:p>
            <text:p text:style-name="P33">.then(() =&gt; {</text:p>
            <text:p text:style-name="P33">console.log("Postgress Database is connected");</text:p>
            <text:p text:style-name="P33">})</text:p>
            <text:p text:style-name="P33">module.exports = {</text:p>
            <text:p text:style-name="P33">query: (text, params, callback) =&gt; {</text:p>
            <text:p text:style-name="P33">return client.query(text, params, callback)</text:p>
            <text:p text:style-name="P33">}</text:p>
            <text:p text:style-name="P33">}</text:p>
            <text:p text:style-name="P40"/>
          </table:table-cell>
        </table:table-row>
      </table:table>
      <text:p text:style-name="P18"/>
      <text:p text:style-name="P18">“app.js” file code :</text:p>
      <table:table table:name="Table6" table:style-name="Table6">
        <table:table-column table:style-name="Table6.A"/>
        <table:table-row>
          <table:table-cell table:style-name="Table6.A1" office:value-type="string">
            <text:p text:style-name="P27">/<text:span text:style-name="T20">/ load the express module</text:span></text:p>
            <text:p text:style-name="P33">const express = require('express');</text:p>
            <text:p text:style-name="P33">// to load the dotenv package</text:p>
            <text:p text:style-name="P33">require('dotenv').config();</text:p>
            <text:p text:style-name="P33">// load the pg database connection</text:p>
            <text:p text:style-name="P33">const db = require('./lib/mypgcon');</text:p>
            <text:p text:style-name="P33">// load the body parser module</text:p>
            <text:p text:style-name="P33"><text:soft-page-break/>const bodyParser = require('body-parser');</text:p>
            <text:p text:style-name="P33">const app = express();</text:p>
            <text:p text:style-name="P27">// load the controller file</text:p>
            <text:p text:style-name="P27">const todoTask = require('./controller/todoTask');</text:p>
            <text:p text:style-name="P33">const pgTask = require('./controller/pgTask');</text:p>
            <text:p text:style-name="P27">// load the mysql connection</text:p>
            <text:p text:style-name="P27">const con = require('./lib/mysqlcon');</text:p>
            <text:p text:style-name="P38"><text:line-break/><text:line-break/></text:p>
            <text:p text:style-name="P33">// use middleware </text:p>
            <text:p text:style-name="P33">app.use(bodyParser.urlencoded({extended:true}));</text:p>
            <text:p text:style-name="P33">app.use(bodyParser.json());</text:p>
            <text:p text:style-name="P33">app.use(function(req, res, next) {</text:p>
            <text:p text:style-name="P33">res.header("Access-Control-Allow-Origin", "*");</text:p>
            <text:p text:style-name="P33">res.header("Access-Control-Allow-Headers", "Origin, X-Requested-With, Content-Type, Accept");</text:p>
            <text:p text:style-name="P33">res.setHeader('Access-Control-Allow-Headers', 'Content-Type');</text:p>
            <text:p text:style-name="P33">res.setHeader('Access-Control-Allow-Methods', 'GET, POST, PUT, DELETE');</text:p>
            <text:p text:style-name="P33">res.setHeader('Access-Control-Allow-Credentials', true);</text:p>
            <text:p text:style-name="P33">next();</text:p>
            <text:p text:style-name="P33">});</text:p>
            <text:p text:style-name="P39"/>
            <text:p text:style-name="P27">// create new list router</text:p>
            <text:p text:style-name="P27">app.post('/newlist',todoTask.newlist);</text:p>
            <text:p text:style-name="P28"/>
            <text:p text:style-name="P27">// create router to fetch all the details from the database</text:p>
            <text:p text:style-name="P27">app.get('/allist',todoTask.allist);</text:p>
            <text:p text:style-name="P28"/>
            <text:p text:style-name="P27">// create router to delete all the details from the database</text:p>
            <text:p text:style-name="P27">app.delete('/delist',todoTask.delist);</text:p>
            <text:p text:style-name="P28"/>
            <text:p text:style-name="P27">// create router to update the details from the user</text:p>
            <text:p text:style-name="P27">app.post('/updatelist', todoTask.updatelist);</text:p>
            <text:p text:style-name="P28"/>
            <text:p text:style-name="P33">// create router to test the data from pgadmin</text:p>
            <text:p text:style-name="P33">app.get('/pgselect',pgTask.pgselect);</text:p>
            <text:p text:style-name="P33">app.delete('/pgdelete',pgTask.pgdelete);</text:p>
            <text:p text:style-name="P33">app.post('/pgsave',pgTask.pgsave);</text:p>
            <text:p text:style-name="P33">app.post('/pgupdate',pgTask.pgupdate);</text:p>
            <text:p text:style-name="P28"/>
            <text:p text:style-name="P27">// create server and assign the port dynamically</text:p>
            <text:p text:style-name="P27">const PORT = process.env.PORT;</text:p>
            <text:p text:style-name="P27">app.listen(PORT, ()=&gt; console.log(`Listening PORT on ${PORT}`));</text:p>
            <text:p text:style-name="P41"/>
          </table:table-cell>
        </table:table-row>
      </table:table>
      <text:p text:style-name="P14"/>
      <text:p text:style-name="P18"/>
      <text:p text:style-name="P18"/>
      <text:p text:style-name="P18"><text:soft-page-break/></text:p>
      <text:p text:style-name="P18"/>
      <text:p text:style-name="P18">Controller file “pgTask.js” file -</text:p>
      <table:table table:name="Table7" table:style-name="Table7">
        <table:table-column table:style-name="Table7.A"/>
        <table:table-row>
          <table:table-cell table:style-name="Table7.A1" office:value-type="string">
            <text:p text:style-name="P27">// load the connection variable of the postgressql</text:p>
            <text:p text:style-name="P27">const db = require('../lib/mypgcon.js');</text:p>
            <text:p text:style-name="P27">module.exports = {</text:p>
            <text:p text:style-name="P33">pgselect:function(req, res){</text:p>
            <text:p text:style-name="P33">// res.send("response generated from the pgselect router");</text:p>
            <text:p text:style-name="P33">const query ={</text:p>
            <text:p text:style-name="P33">text: 'SELECT * from student.st_btech'</text:p>
            <text:p text:style-name="P35"/>
            <text:p text:style-name="P33">};</text:p>
            <text:p text:style-name="P33">db.query(query,function(err,result){</text:p>
            <text:p text:style-name="P33">if(err){</text:p>
            <text:p text:style-name="P33">console.log(err);</text:p>
            <text:p text:style-name="P33">}</text:p>
            <text:p text:style-name="P33">else{</text:p>
            <text:p text:style-name="P33">res.send(result.rows);</text:p>
            <text:p text:style-name="P33">}</text:p>
            <text:p text:style-name="P33">})</text:p>
            <text:p text:style-name="P33">},// end of pgselect</text:p>
            <text:p text:style-name="P27">// to delete the data from database</text:p>
            <text:p text:style-name="P33">pgdelete:function(req,res){</text:p>
            <text:p text:style-name="P33">// res.send("Response from the pgdelete router");</text:p>
            <text:p text:style-name="P33">// to receive the form data</text:p>
            <text:p text:style-name="P33">var del_id = req.body.st_id;</text:p>
            <text:p text:style-name="P33">console.log(del_id);</text:p>
            <text:p text:style-name="P33">// write query to delte student from the database</text:p>
            <text:p text:style-name="P33">const query ={</text:p>
            <text:p text:style-name="P33">text:`DELETE FROM student.st_btech WHERE st_id =${del_id}`,</text:p>
            <text:p text:style-name="P33">}</text:p>
            <text:p text:style-name="P33">db.query(query,function(err,result){</text:p>
            <text:p text:style-name="P33">if(err){</text:p>
            <text:p text:style-name="P33">console.log(err);</text:p>
            <text:p text:style-name="P33">}</text:p>
            <text:p text:style-name="P33">else{</text:p>
            <text:p text:style-name="P33">console.log("Data deleted Successfully");</text:p>
            <text:p text:style-name="P33">}</text:p>
            <text:p text:style-name="P33">})</text:p>
            <text:p text:style-name="P33">},// end of pgdelete function</text:p>
            <text:p text:style-name="P27">// define function to save the data</text:p>
            <text:p text:style-name="P33">pgsave:function(req, res){</text:p>
            <text:p text:style-name="P33">// res.send("Response generated from the pgsave router");</text:p>
            <text:p text:style-name="P33">// fetch the form data from react</text:p>
            <text:p text:style-name="P33">let st_id = req.body.st_id;</text:p>
            <text:p text:style-name="P33">let first_name = req.body.first_name;</text:p>
            <text:p text:style-name="P33">let last_name = req.body.last_name;</text:p>
            <text:p text:style-name="P33">let st_email = req.body.st_email;</text:p>
            <text:p text:style-name="P33">let st_contact_no = req.body.st_contact_no;</text:p>
            <text:p text:style-name="P35"><text:soft-page-break/></text:p>
            <text:p text:style-name="P33">// write query to save the data into the database</text:p>
            <text:p text:style-name="P33">const query = {</text:p>
            <text:p text:style-name="P33">text:'INSERT INTO student.st_btech(st_id, first_name, last_name, st_email, st_contact_no) VALUES ($1, $2, $3, $4, $5)',</text:p>
            <text:p text:style-name="P33">values:[`${st_id}`,`${first_name}`,`${last_name}`,`${st_email}`,`${st_contact_no}`],</text:p>
            <text:p text:style-name="P33">};</text:p>
            <text:p text:style-name="P33">console.log(query);</text:p>
            <text:p text:style-name="P33">db.query(query,function(err,result){</text:p>
            <text:p text:style-name="P33">if(err){</text:p>
            <text:p text:style-name="P33">console.log(err);</text:p>
            <text:p text:style-name="P33">}</text:p>
            <text:p text:style-name="P33">else{</text:p>
            <text:p text:style-name="P33">console.log("Data Inserted Successfully");</text:p>
            <text:p text:style-name="P33">}</text:p>
            <text:p text:style-name="P33">})</text:p>
            <text:p text:style-name="P33">},// end of pg save module</text:p>
            <text:p text:style-name="P34">/<text:span text:style-name="T14">/define the pgupdate functionality</text:span></text:p>
            <text:p text:style-name="P33">pgupdate:function(req, res){</text:p>
            <text:p text:style-name="P33">// res.send("Response from the pgupdate router");</text:p>
            <text:p text:style-name="P33">// fetch the data from react form</text:p>
            <text:p text:style-name="P33">let st_id = req.body.st_id;</text:p>
            <text:p text:style-name="P33">let first_name = req.body.first_name;</text:p>
            <text:p text:style-name="P33">let last_name = req.body.last_name;</text:p>
            <text:p text:style-name="P33">let st_email = req.body.st_email;</text:p>
            <text:p text:style-name="P33">let st_contact_no = req.body.st_contact_no;</text:p>
            <text:p text:style-name="P33">// write update query</text:p>
            <text:p text:style-name="P33">const query ={</text:p>
            <text:p text:style-name="P33">text:`UPDATE student.st_btech SET st_id= ${st_id}, first_name='${first_name}', last_name='${last_name}', st_email= '${st_email}', st_contact_no= ${st_contact_no} WHERE st_id = ${st_id};`,</text:p>
            <text:p text:style-name="P33">};</text:p>
            <text:p text:style-name="P33">console.log(query);</text:p>
            <text:p text:style-name="P33">db.query(query,function(err, result){</text:p>
            <text:p text:style-name="P33">if(err){</text:p>
            <text:p text:style-name="P33">console.log(err);</text:p>
            <text:p text:style-name="P33">}</text:p>
            <text:p text:style-name="P33">else{</text:p>
            <text:p text:style-name="P33">console.log("Updated Data Successfully");</text:p>
            <text:p text:style-name="P33">}</text:p>
            <text:p text:style-name="P33">})</text:p>
            <text:p text:style-name="P33">}</text:p>
            <text:p text:style-name="P35"/>
            <text:p text:style-name="P27">}// end of main module</text:p>
            <text:p text:style-name="P41"/>
          </table:table-cell>
        </table:table-row>
      </table:table>
      <text:p text:style-name="P14"/>
      <text:p text:style-name="P37"/>
      <text:p text:style-name="P37"/>
      <text:p text:style-name="P37"><text:soft-page-break/>FrontEnd-</text:p>
      <text:p text:style-name="P30">I have created seperated component for each task.</text:p>
      <text:p text:style-name="P29">“newstudent component”-</text:p>
      <table:table table:name="Table8" table:style-name="Table8">
        <table:table-column table:style-name="Table8.A"/>
        <table:table-row>
          <table:table-cell table:style-name="Table8.A1" office:value-type="string">
            <text:p text:style-name="P26">import React, { Component } from 'react';</text:p>
            <text:p text:style-name="P28"/>
            <text:p text:style-name="P27">class NewStudent extends Component {</text:p>
            <text:p text:style-name="P27">// define the constructor</text:p>
            <text:p text:style-name="P27">constructor(props){</text:p>
            <text:p text:style-name="P27">super();</text:p>
            <text:p text:style-name="P27">this.state={</text:p>
            <text:p text:style-name="P27">title:"New Student SignUp Form"</text:p>
            <text:p text:style-name="P27">}</text:p>
            <text:p text:style-name="P27">}// end of constructor</text:p>
            <text:p text:style-name="P27">// define the btn submit functionality</text:p>
            <text:p text:style-name="P27">btn_submit(e){</text:p>
            <text:p text:style-name="P27">e.preventDefault();</text:p>
            <text:p text:style-name="P27">console.log("you have clicked the submit button");</text:p>
            <text:p text:style-name="P27">// get the form data </text:p>
            <text:p text:style-name="P27">let form_data ={</text:p>
            <text:p text:style-name="P27">st_id:this.refs.txt_id.value,</text:p>
            <text:p text:style-name="P27">first_name: this.refs.txt_first_name.value,</text:p>
            <text:p text:style-name="P27">last_name: this.refs.txt_last_name.value,</text:p>
            <text:p text:style-name="P27">st_email: this.refs.txt_email.value,</text:p>
            <text:p text:style-name="P27">st_contact_no: this.refs.txt_contact_no.value</text:p>
            <text:p text:style-name="P27">}</text:p>
            <text:p text:style-name="P27">// check the form data into console</text:p>
            <text:p text:style-name="P27">console.log(JSON.stringify(form_data));</text:p>
            <text:p text:style-name="P27">// make a http request to send it in express backend</text:p>
            <text:p text:style-name="P27">var request = new Request('http://localhost:5000/pgsave',{</text:p>
            <text:p text:style-name="P27">method:'POST',</text:p>
            <text:p text:style-name="P27">headers:{'Content-Type':'application/json'},</text:p>
            <text:p text:style-name="P27">body:JSON.stringify(form_data)</text:p>
            <text:p text:style-name="P27">});</text:p>
            <text:p text:style-name="P27">fetch(request)</text:p>
            <text:p text:style-name="P27">.then(function(res){</text:p>
            <text:p text:style-name="P27">if(res.status &gt;= 400){</text:p>
            <text:p text:style-name="P27">throw new Error("Bad Response from the Server")</text:p>
            <text:p text:style-name="P27">}</text:p>
            <text:p text:style-name="P27">})</text:p>
            <text:p text:style-name="P27">.then(function(data){</text:p>
            <text:p text:style-name="P27">console.log(data);</text:p>
            <text:p text:style-name="P27">})</text:p>
            <text:p text:style-name="P27">}</text:p>
            <text:p text:style-name="P27">render() {</text:p>
            <text:p text:style-name="P27">let title = this.state.title;</text:p>
            <text:p text:style-name="P27">return (</text:p>
            <text:p text:style-name="P27">&lt;div&gt;</text:p>
            <text:p text:style-name="P27">&lt;h2&gt;{title}&lt;/h2&gt;</text:p>
            <text:p text:style-name="P27">&lt;form&gt;</text:p>
            <text:p text:style-name="P27"><text:soft-page-break/>&lt;input type="text" name="txt_id" ref="txt_id" placeholder="S.NO"/&gt;&lt;br/&gt;</text:p>
            <text:p text:style-name="P27">&lt;input type="text" name="txt_first_name" ref="txt_first_name" placeholder="First Name:"/&gt;&lt;br/&gt;</text:p>
            <text:p text:style-name="P27">&lt;input type="text" name="txt_last_name" ref="txt_last_name" placeholder="Last Name:" /&gt;&lt;br/&gt;</text:p>
            <text:p text:style-name="P27">&lt;input type="text" name="txt_email" ref="txt_email" placeholder="Email Id:"/&gt;&lt;br/&gt;</text:p>
            <text:p text:style-name="P27">&lt;input type="text" name="txt_contact_no" ref="txt_contact_no" placeholder="Contact NO:"/&gt;&lt;br/&gt;&lt;br/&gt;</text:p>
            <text:p text:style-name="P27">&lt;input type="submit" name="btn_submit" value="Submit" onClick={this.btn_submit.bind(this)}/&gt;</text:p>
            <text:p text:style-name="P27">&lt;/form&gt;</text:p>
            <text:p text:style-name="P27">&lt;/div&gt;</text:p>
            <text:p text:style-name="P27">);</text:p>
            <text:p text:style-name="P27">}</text:p>
            <text:p text:style-name="P27">}</text:p>
            <text:p text:style-name="P28"/>
            <text:p text:style-name="P27">export default NewStudent;</text:p>
            <text:p text:style-name="P42"/>
          </table:table-cell>
        </table:table-row>
      </table:table>
      <text:p text:style-name="P30"/>
      <text:p text:style-name="P29">“<text:span text:style-name="T23">studentlist component”-</text:span></text:p>
      <table:table table:name="Table9" table:style-name="Table9">
        <table:table-column table:style-name="Table9.A"/>
        <table:table-row>
          <table:table-cell table:style-name="Table9.A1" office:value-type="string">
            <text:p text:style-name="P26">import React, { Component } from 'react';</text:p>
            <text:p text:style-name="P28"><text:span text:style-name="T24">class StudentList extends Component {</text:span></text:p>
            <text:p text:style-name="P27">// define the constructor</text:p>
            <text:p text:style-name="P27">constructor(props){</text:p>
            <text:p text:style-name="P27">super();</text:p>
            <text:p text:style-name="P27">this.state = {</text:p>
            <text:p text:style-name="P27">data:[]</text:p>
            <text:p text:style-name="P27">}</text:p>
            <text:p text:style-name="P27">}// end of constructor</text:p>
            <text:p text:style-name="P28"/>
            <text:p text:style-name="P27">// component did mount method</text:p>
            <text:p text:style-name="P27">componentDidMount(){</text:p>
            <text:p text:style-name="P27">console.log("student component mounted");</text:p>
            <text:p text:style-name="P27">// make a http request</text:p>
            <text:p text:style-name="P27">var request = new Request('http://localhost:5000/pgselect',{</text:p>
            <text:p text:style-name="P27">method:'GET',</text:p>
            <text:p text:style-name="P27">headers:{'Content-Type':'application/json'}</text:p>
            <text:p text:style-name="P28"/>
            <text:p text:style-name="P27">});</text:p>
            <text:p text:style-name="P27">fetch(request)</text:p>
            <text:p text:style-name="P27">.then(res =&gt; res.json())</text:p>
            <text:p text:style-name="P27">.then(data =&gt; this.setState({data:data}))</text:p>
            <text:p text:style-name="P27">}//end of component didmount function</text:p>
            <text:p text:style-name="P27">// define the btn-delete functionality</text:p>
            <text:p text:style-name="P27">btn_delete(st_id){</text:p>
            <text:p text:style-name="P27">console.log(`You have clicked the ${st_id} student`);</text:p>
            <text:p text:style-name="P28"/>
            <text:p text:style-name="P27">// get the form data</text:p>
            <text:p text:style-name="P27">var form_data ={</text:p>
            <text:p text:style-name="P27"><text:soft-page-break/>st_id:st_id</text:p>
            <text:p text:style-name="P27">}</text:p>
            <text:p text:style-name="P27">// make a http requst for express backend</text:p>
            <text:p text:style-name="P27">var request = new Request('http://localhost:5000/pgdelete',{</text:p>
            <text:p text:style-name="P27">method:'DELETE',</text:p>
            <text:p text:style-name="P27">headers:{'Content-Type':'application/json'},</text:p>
            <text:p text:style-name="P27">body:JSON.stringify(form_data)</text:p>
            <text:p text:style-name="P27">});</text:p>
            <text:p text:style-name="P27">fetch(request)</text:p>
            <text:p text:style-name="P27">.then(function(res){</text:p>
            <text:p text:style-name="P27">if(res.status &gt;= 400){</text:p>
            <text:p text:style-name="P27">throw new Error("Bad response from the server");</text:p>
            <text:p text:style-name="P27">}</text:p>
            <text:p text:style-name="P27">})</text:p>
            <text:p text:style-name="P27">.then(function(data){</text:p>
            <text:p text:style-name="P27">console.log(data);</text:p>
            <text:p text:style-name="P27">})</text:p>
            <text:p text:style-name="P27">}</text:p>
            <text:p text:style-name="P28"/>
            <text:p text:style-name="P27">render() {</text:p>
            <text:p text:style-name="P27">// fetch the state data </text:p>
            <text:p text:style-name="P27">let state_data = this.state.data;</text:p>
            <text:p text:style-name="P27">return (</text:p>
            <text:p text:style-name="P27">&lt;div&gt;</text:p>
            <text:p text:style-name="P27">&lt;h2&gt;Student List&lt;/h2&gt;&lt;hr/&gt;</text:p>
            <text:p text:style-name="P27">{/* {JSON.stringify(state_data)} */}</text:p>
            <text:p text:style-name="P27">&lt;table&gt;</text:p>
            <text:p text:style-name="P27">&lt;thead&gt;</text:p>
            <text:p text:style-name="P27">&lt;tr&gt;</text:p>
            <text:p text:style-name="P27">&lt;th&gt;S.No&lt;/th&gt;</text:p>
            <text:p text:style-name="P27">&lt;th&gt;First Name&lt;/th&gt;</text:p>
            <text:p text:style-name="P27">&lt;th&gt;Last Name&lt;/th&gt;</text:p>
            <text:p text:style-name="P27">&lt;th&gt;Email Id&lt;/th&gt;</text:p>
            <text:p text:style-name="P27">&lt;th&gt;Contact NO&lt;/th&gt;</text:p>
            <text:p text:style-name="P27">&lt;th&gt;Action&lt;/th&gt;</text:p>
            <text:p text:style-name="P27">&lt;/tr&gt;</text:p>
            <text:p text:style-name="P27">&lt;/thead&gt;</text:p>
            <text:p text:style-name="P27">&lt;tbody&gt;</text:p>
            <text:p text:style-name="P27">{state_data.map(data =&gt;</text:p>
            <text:p text:style-name="P27">&lt;tr key={data.st_id} data={data}&gt;</text:p>
            <text:p text:style-name="P27">&lt;td&gt;{data.st_id}&lt;/td&gt;</text:p>
            <text:p text:style-name="P27">&lt;td&gt;{data.first_name}&lt;/td&gt;</text:p>
            <text:p text:style-name="P27">&lt;td&gt;{data.last_name}&lt;/td&gt;</text:p>
            <text:p text:style-name="P27">&lt;td&gt;{data.st_email}&lt;/td&gt;</text:p>
            <text:p text:style-name="P27">&lt;td&gt;{data.st_contact_no}&lt;/td&gt;</text:p>
            <text:p text:style-name="P27">&lt;td&gt;&lt;button onClick={this.btn_delete.bind(this,data.st_id)}&gt;Delete&lt;/button&gt;&lt;/td&gt;</text:p>
            <text:p text:style-name="P27">&lt;/tr&gt;</text:p>
            <text:p text:style-name="P27">)}</text:p>
            <text:p text:style-name="P27">&lt;/tbody&gt;</text:p>
            <text:p text:style-name="P27">&lt;/table&gt;</text:p>
            <text:p text:style-name="P27"><text:soft-page-break/>&lt;/div&gt;</text:p>
            <text:p text:style-name="P27">);</text:p>
            <text:p text:style-name="P27">}</text:p>
            <text:p text:style-name="P27">}</text:p>
            <text:p text:style-name="P28"/>
            <text:p text:style-name="P27">export default StudentList;</text:p>
            <text:p text:style-name="P42"/>
          </table:table-cell>
        </table:table-row>
      </table:table>
      <text:p text:style-name="P30"/>
      <text:p text:style-name="P30"/>
      <text:p text:style-name="P29">“<text:span text:style-name="T25">UpdateStudent Component”-</text:span></text:p>
      <table:table table:name="Table10" table:style-name="Table10">
        <table:table-column table:style-name="Table10.A"/>
        <table:table-row>
          <table:table-cell table:style-name="Table10.A1" office:value-type="string">
            <text:p text:style-name="P26">import React, { Component } from 'react';</text:p>
            <text:p text:style-name="P28"><text:span text:style-name="T24">class UpdateStudent extends Component {</text:span></text:p>
            <text:p text:style-name="P27">// define the constructor</text:p>
            <text:p text:style-name="P27">constructor(props){</text:p>
            <text:p text:style-name="P27">super();</text:p>
            <text:p text:style-name="P27">this.state={</text:p>
            <text:p text:style-name="P27">title:"Update Student Form"</text:p>
            <text:p text:style-name="P27">}</text:p>
            <text:p text:style-name="P27">}// end of constructor</text:p>
            <text:p text:style-name="P27">// define the btn-update functionality</text:p>
            <text:p text:style-name="P27">btn_update(e){</text:p>
            <text:p text:style-name="P27">e.preventDefault();</text:p>
            <text:p text:style-name="P27">// get the form data</text:p>
            <text:p text:style-name="P27">let form_data ={</text:p>
            <text:p text:style-name="P27">st_id: this.refs.txt_id.value,</text:p>
            <text:p text:style-name="P27">first_name: this.refs.txt_first_name.value,</text:p>
            <text:p text:style-name="P27">last_name: this.refs.txt_last_name.value,</text:p>
            <text:p text:style-name="P27">st_email: this.refs.txt_email.value,</text:p>
            <text:p text:style-name="P27">st_contact_no: this.refs.txt_contact_no.value</text:p>
            <text:p text:style-name="P27">};</text:p>
            <text:p text:style-name="P27">console.log(JSON.stringify(form_data));</text:p>
            <text:p text:style-name="P27">// make a http request to send the data backend</text:p>
            <text:p text:style-name="P27">var request = new Request('http://localhost:5000/pgupdate',{</text:p>
            <text:p text:style-name="P27">method:'POST',</text:p>
            <text:p text:style-name="P27">headers:{'Content-Type':'application/json'},</text:p>
            <text:p text:style-name="P27">body:JSON.stringify(form_data)</text:p>
            <text:p text:style-name="P27">});</text:p>
            <text:p text:style-name="P27">fetch(request)</text:p>
            <text:p text:style-name="P27">.then(function(res){</text:p>
            <text:p text:style-name="P27">if(res.status &gt;= 400){</text:p>
            <text:p text:style-name="P27">throw new Error("Bad response from the server");</text:p>
            <text:p text:style-name="P27">}</text:p>
            <text:p text:style-name="P27">})</text:p>
            <text:p text:style-name="P27">.then(function(data){</text:p>
            <text:p text:style-name="P27">console.log(data);</text:p>
            <text:p text:style-name="P27">})</text:p>
            <text:p text:style-name="P27">}</text:p>
            <text:p text:style-name="P27">render() {</text:p>
            <text:p text:style-name="P27">let title = this.state.title;</text:p>
            <text:p text:style-name="P27"><text:soft-page-break/>return (</text:p>
            <text:p text:style-name="P27">&lt;div&gt;</text:p>
            <text:p text:style-name="P27">&lt;h2&gt;{title}&lt;/h2&gt;</text:p>
            <text:p text:style-name="P27">&lt;input type="text" name="txt_id" ref="txt_id" placeholder="ID:"/&gt;&lt;br/&gt;</text:p>
            <text:p text:style-name="P27">&lt;input type="text" name="txt_first_name" ref="txt_first_name" placeholder="First Name:" /&gt;&lt;br/&gt;</text:p>
            <text:p text:style-name="P27">&lt;input type="text" name="txt_last_name" ref="txt_last_name" placeholder="Last Name:"/&gt;&lt;br/&gt;</text:p>
            <text:p text:style-name="P27">&lt;input type="text" name="txt_email" ref="txt_email" placeholder="Email ID:"/&gt;&lt;br/&gt;</text:p>
            <text:p text:style-name="P27">&lt;input type="text" name="txt_contact_no" ref="txt_contact_no" placeholder="Contact No:"/&gt;&lt;br/&gt;&lt;br/&gt;</text:p>
            <text:p text:style-name="P27">&lt;button onClick={this.btn_update.bind(this)}&gt;Update&lt;/button&gt;</text:p>
            <text:p text:style-name="P27">&lt;/div&gt;</text:p>
            <text:p text:style-name="P27">);</text:p>
            <text:p text:style-name="P27">}</text:p>
            <text:p text:style-name="P27">}</text:p>
            <text:p text:style-name="P28"/>
            <text:p text:style-name="P27">export default UpdateStudent;</text:p>
            <text:p text:style-name="P42"/>
          </table:table-cell>
        </table:table-row>
      </table:table>
      <text:p text:style-name="P3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, 'Noto Color Emoji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2T12:37:13.970477153</meta:creation-date>
    <dc:date>2018-06-13T11:20:37.957373712</dc:date>
    <meta:editing-duration>PT27M45S</meta:editing-duration>
    <meta:editing-cycles>3</meta:editing-cycles>
    <meta:generator>LibreOffice/6.0.3.2$Linux_X86_64 LibreOffice_project/00m0$Build-2</meta:generator>
    <meta:document-statistic meta:table-count="10" meta:image-count="0" meta:object-count="0" meta:page-count="11" meta:paragraph-count="431" meta:word-count="1334" meta:character-count="11490" meta:non-whitespace-character-count="10575"/>
  </office:meta>
</office:document-meta>
</file>